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204" officeooo:paragraph-rsid="0006b2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La tarea TaskConsola simula una tarea interactiva en donde realiza <text:span text:style-name="T1">n</text:span> llamadas bloqueantes de duración de tiempo aleatoria entre <text:span text:style-name="T1">bmin</text:span> y <text:span text:style-name="T1">bmax</text:span>. Se pasa por parámetro la variable pid, y un vector con las variables <text:span text:style-name="T1">n, bmin </text:span><text:span text:style-name="T2">y</text:span><text:span text:style-name="T1"> bmax</text:span>, en ese orden.</text:p>
      <text:p text:style-name="P1">Se coloca un ciclo for donde se itera <text:span text:style-name="T1">n</text:span> veces y por cada iteración se produce una llamada bloqueante de tiempo aleatorio entre<text:span text:style-name="T1"> bmin</text:span> y <text:span text:style-name="T1">bmax, </text:span><text:span text:style-name="T2">para un respectivo pid</text:span>. Ese número aleatorio se arma usando una función llamada “<text:span text:style-name="T1">rand()</text:span>” que genera un número aleatorio cualquiera y lo que hacemos es dividirlo por la diferencia entre <text:span text:style-name="T1">bmax y bmin</text:span> + 1, quedándonos con el resto y a eso sumarle <text:span text:style-name="T1">bmin</text:span> para acomodarlo entre el rango [bmin, bmax]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0:14:55.153445312</meta:creation-date>
    <dc:date>2015-04-22T00:34:08.910841884</dc:date>
    <meta:editing-duration>PT4M3S</meta:editing-duration>
    <meta:editing-cycles>1</meta:editing-cycles>
    <meta:document-statistic meta:table-count="0" meta:image-count="0" meta:object-count="0" meta:page-count="1" meta:paragraph-count="2" meta:word-count="120" meta:character-count="674" meta:non-whitespace-character-count="556"/>
    <meta:generator>LibreOffice/4.2.7.2$Linux_X86_64 LibreOffice_project/420m0$Build-2</meta:generator>
  </office:meta>
</office:document-meta>
</file>